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ranslationTable1" style:family="table">
      <style:table-properties style:width="25.7cm" table:align="margins"/>
    </style:style>
    <style:style style:name="TranslationTable1.A" style:family="table-column">
      <style:table-column-properties style:column-width="12.85cm" style:rel-column-width="32767*"/>
    </style:style>
    <style:style style:name="Translation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ranslationTable1.B1" style:family="table-cell">
      <style:table-cell-properties fo:padding="0.097cm" fo:border="0.002cm solid #000000"/>
    </style:style>
    <style:style style:name="TranslationTable1.A2" style:family="table-cell">
      <style:table-cell-properties fo:padding="0.097cm" fo:border-left="0.002cm solid #000000" fo:border-right="none" fo:border-top="none" fo:border-bottom="0.002cm solid #000000"/>
    </style:style>
    <style:style style:name="Translation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3.845cm" style:rel-column-width="7849*"/>
    </style:style>
    <style:style style:name="Table1.B" style:family="table-column">
      <style:table-column-properties style:column-width="11.852cm" style:rel-column-width="671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Heading_20_1">
      <style:paragraph-properties fo:break-before="pag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piData Association, Jens Lauritsen</text:h>
      <text:h text:style-name="Heading_20_1" text:outline-level="1"> Translation of EpiData Analysis documents</text:h>
      <text:p text:style-name="Standard">V 1.0 – Oct. 2005</text:p>
      <text:p text:style-name="Standard">Levels of translation:</text:p>
      <text:p text:style-name="Standard">A. Installation</text:p>
      <text:p text:style-name="Standard">B. Installation + start files + acknowledgements</text:p>
      <text:p text:style-name="Standard">C. Installation + start files <text:s/>+ acknowledgements + commands and functions reference </text:p>
      <text:p text:style-name="Standard">D. Installation + start files <text:s/>+ acknowledgements + commands and functions reference + other ”small” html files used during installation.</text:p>
      <text:p text:style-name="Standard">Further documents</text:p>
      <text:p text:style-name="Standard">Texts for the installation:</text:p>
      <table:table table:name="TranslationTable1" table:style-name="TranslationTable1">
        <table:table-column table:style-name="TranslationTable1.A" table:number-columns-repeated="2"/>
        <table:table-header-rows>
          <table:table-row>
            <table:table-cell table:style-name="TranslationTable1.A1" office:value-type="string">
              <text:p text:style-name="Table_20_Heading">Text (First line should not be translated)</text:p>
            </table:table-cell>
            <table:table-cell table:style-name="TranslationTable1.B1" office:value-type="string">
              <text:p text:style-name="Table_20_Heading">Translation </text:p>
            </table:table-cell>
          </table:table-row>
        </table:table-header-rows>
        <table:table-row>
          <table:table-cell table:style-name="TranslationTable1.A2" office:value-type="string">
            <text:p text:style-name="P1">License document</text:p>
            <text:p text:style-name="Table_20_Contents"/>
            <text:p text:style-name="Table_20_Contents">Always get latest version from Http://www.epidata.dk/download.php</text:p>
            <text:p text:style-name="Table_20_Contents"/>
            <text:p text:style-name="Table_20_Contents">EpiData Association made thorough efforts in producing a fail-safe program, </text:p>
            <text:p text:style-name="Table_20_Contents">in compliance with extensive testing principles. </text:p>
            <text:p text:style-name="Table_20_Contents"/>
            <text:p text:style-name="Table_20_Contents">By using the software you agree with this Statement:</text:p>
            <text:p text:style-name="Table_20_Contents">EpiData Association cannot in any circumstance be held responsible for error, loss of data, work time or other losses incurred by or in relation to the program. </text:p>
            <text:p text:style-name="Table_20_Contents"/>
            <text:p text:style-name="Table_20_Contents">For use of EpiData Analysis in courses and routine field work see statement in introduction document.</text:p>
            <text:p text:style-name="Table_20_Contents"/>
            <text:p text:style-name="Table_20_Contents">Jens Lauritsen</text:p>
            <text:p text:style-name="Table_20_Contents">EpiData Association, info@epidata.dk</text:p>
            <text:p text:style-name="Table_20_Contents"/>
            <text:p text:style-name="Table_20_Contents">Translation to ....... by <text:s/></text:p>
          </table:table-cell>
          <table:table-cell table:style-name="TranslationTable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ranslationTable1.A2" office:value-type="string">
            <text:p text:style-name="P1">Type of installation:</text:p>
            <text:p text:style-name="Table_20_Contents">Installation type</text:p>
            <text:p text:style-name="Table_20_Contents">Please specify installation, then click Next:</text:p>
            <text:p text:style-name="Table_20_Contents">Standard Setup</text:p>
            <text:p text:style-name="Table_20_Contents">User Defined Setup</text:p>
            <text:p text:style-name="Table_20_Contents"/>
          </table:table-cell>
          <table:table-cell table:style-name="TranslationTable1.B2" office:value-type="string">
            <text:p text:style-name="Table_20_Contents"/>
          </table:table-cell>
        </table:table-row>
        <table:table-row>
          <table:table-cell table:style-name="TranslationTable1.A2" office:value-type="string">
            <text:p text:style-name="P1">Default folder selection:</text:p>
            <text:p text:style-name="P2">EpiData Analysis – default folder</text:p>
            <text:p text:style-name="P2">Desktop</text:p>
            <text:p text:style-name="P2">Application Data</text:p>
            <text:p text:style-name="P2">Simple</text:p>
            <text:p text:style-name="P2">Standard </text:p>
          </table:table-cell>
          <table:table-cell table:style-name="TranslationTable1.B2" office:value-type="string">
            <text:p text:style-name="Table_20_Contents"/>
          </table:table-cell>
        </table:table-row>
        <table:table-row>
          <table:table-cell table:style-name="TranslationTable1.A2" office:value-type="string">
            <text:p text:style-name="P1">Tasks during installation:</text:p>
            <text:p text:style-name="P2">Icon on desktop</text:p>
            <text:p text:style-name="P2">Quick Start Icon</text:p>
            <text:p text:style-name="P2">Associate pgm files with EpIData Analysis (EpiDataStat.exe)</text:p>
          </table:table-cell>
          <table:table-cell table:style-name="TranslationTable1.B2" office:value-type="string">
            <text:p text:style-name="Table_20_Contents"/>
          </table:table-cell>
        </table:table-row>
        <table:table-row>
          <table:table-cell table:style-name="TranslationTable1.A2" office:value-type="string">
            <text:p text:style-name="P1">After installation show introduction</text:p>
            <text:p text:style-name="P1"/>
            <text:p text:style-name="P2">view introduction</text:p>
          </table:table-cell>
          <table:table-cell table:style-name="TranslationTable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ranslationTable1.A2" office:value-type="string">
            <text:p text:style-name="P2">General reference for EpiData Analysis and EpiData DataEntry is:</text:p>
            <text:p text:style-name="P2"/>
            <text:p text:style-name="P2">EpiData Analysis is based on a number of individual contributions:</text:p>
            <text:p text:style-name="P2"/>
            <text:p text:style-name="P2">Design, interface, implementation, documentation, testdesign, programming.</text:p>
            <text:p text:style-name="P2"/>
            <text:p text:style-name="P2">Development and Specification of SPC modules in collaboration with </text:p>
          </table:table-cell>
          <table:table-cell table:style-name="TranslationTable1.B2" office:value-type="string">
            <text:p text:style-name="P2"/>
            <text:p text:style-name="P2"/>
          </table:table-cell>
        </table:table-row>
        <table:table-row>
          <table:table-cell table:style-name="TranslationTable1.A2" office:value-type="string">
            <text:p text:style-name="P2">Funding and acknowledgements.</text:p>
            <text:p text:style-name="P2">An updated list of attained funding is available at </text:p>
            <text:p text:style-name="P2"/>
            <text:p text:style-name="P2">Further credits and acknowledgements at: </text:p>
            <text:p text:style-name="P2"/>
            <text:p text:style-name="P2">International translations made to several languages, see Http://www.epidata.dk <text:s/></text:p>
            <text:p text:style-name="P2"/>
            <text:p text:style-name="P2">For donations to further development see help file or send an e-mail to info@epidata.dk. </text:p>
            <text:p text:style-name="P2"/>
            <text:p text:style-name="P2">Isolated parts of source code based on freeware and shareware components. Please consult credit pages. </text:p>
            <text:p text:style-name="P2"/>
            <text:p text:style-name="P2">&lt;h3&gt;Contributors (period involved)&lt;/h3&gt;</text:p>
            <text:p text:style-name="P2">&lt;ul&gt;&lt;li&gt;JM.Lauritsen (2001-) <text:s/>&lt;br&gt;Coordinator. Design, interface, implementation, documentation, testdesign, programming.</text:p>
            <text:p text:style-name="P2">&lt;li&gt;S.Mahmud (2002-2003). Design, Programming and Implementation of core functionality. </text:p>
            <text:p text:style-name="P2">&lt;li&gt;Programming and specification: M.Bruus(2004-). Programming: T.Christiansen(2004-)</text:p>
            <text:p text:style-name="P2">&lt;li&gt;Other Contributors &lt;/b&gt;</text:p>
            <text:p text:style-name="P2">&lt;Ul&gt;&lt;li&gt;Development and Specification of SPC modules in collaboration with Gruk, Norway: V.Høgli (2004), B. Nyen (2004-)</text:p>
            <text:p text:style-name="P2">&lt;li&gt;Testdesign and documentation: J. Hockin(2004-)</text:p>
            <text:p text:style-name="P2">&lt;li&gt;Specific testing: Several users (HB.Rieder, Neville Verlander, V.Høgli, B. Nyen, C Green, Jamie Hockin, Pedro Arias, Louk Meertens and others)</text:p>
            <text:p text:style-name="P2">&lt;li&gt;Statistical methods: S Kreiner (2004-) </text:p>
            <text:p text:style-name="P2"/>
            <text:p text:style-name="P2">EpiData and EpiData analysis are extensions based on the commands and standards defined in the Epi Info v6 software for DOS originally </text:p>
            <text:p text:style-name="P2">published as </text:p>
            <text:p text:style-name="P2"/>
            <text:p text:style-name="P2">Parts of analysis has been based on rewritten source code extracts from the Epi6 source code into analysis (MLE and stratified analysis). </text:p>
            <text:p text:style-name="P2"/>
          </table:table-cell>
          <table:table-cell table:style-name="TranslationTable1.B2" office:value-type="string">
            <text:p text:style-name="P2"/>
          </table:table-cell>
        </table:table-row>
        <table:table-row>
          <table:table-cell table:style-name="TranslationTable1.A2" office:value-type="string">
            <text:p text:style-name="P3">Disclaimer</text:p>
            <text:p text:style-name="P2">The EpiData Analysis software program was developed and tested to ensure fail-safe analysis and documentation of data. We made every possible effort in producing a fail-safe program, but cannot in any circumstance be held responsible for errors, loss of data, work time or other losses incurred by or in relation to the program. A copy of test documentation and procedures available on request. It is always good practice to compare different types of software until you are familiar with a given type of software.</text:p>
          </table:table-cell>
          <table:table-cell table:style-name="TranslationTable1.B2" office:value-type="string">
            <text:p text:style-name="P3"/>
            <text:p text:style-name="P2"/>
          </table:table-cell>
        </table:table-row>
        <table:table-row>
          <table:table-cell table:style-name="TranslationTable1.A2" office:value-type="string">
            <text:p text:style-name="P2">No pay for EpiData</text:p>
            <text:p text:style-name="P2">EpiData and EpiData Analysis is freeware. This means that the program as such cannot be sold for money or service value. It is absolutely free. </text:p>
            <text:p text:style-name="P2">All translated versions must ALSO be supplied as free. </text:p>
            <text:p text:style-name="P2"/>
            <text:p text:style-name="P2">There can be &lt;b&gt;NO&lt;/b&gt; charge taken by a web site for downloading of EpiData. </text:p>
            <text:p text:style-name="P2"/>
            <text:p text:style-name="P2">Costs for developing questionnaires, setting up computers, printing of documentation etc. for use of EpiData can be paid for (postage and handling or worktime). </text:p>
          </table:table-cell>
          <table:table-cell table:style-name="TranslationTable1.B2" office:value-type="string">
            <text:p text:style-name="P3"/>
          </table:table-cell>
        </table:table-row>
        <table:table-row>
          <table:table-cell table:style-name="TranslationTable1.A2" office:value-type="string">
            <text:p text:style-name="P2">Use of EpiData Entry and EpiData Analysis in courses or routine field work: </text:p>
            <text:p text:style-name="P2">Course materials based on contents of Http://www.epidata.dk cannot be sold for money value without agreements with the EpiData Association. </text:p>
            <text:p text:style-name="P2">The programme cannot be part of course materials which are sold for money value. Costs for course participation can be paid separately. </text:p>
            <text:p text:style-name="P2"/>
            <text:p text:style-name="P2">Organisations outside low-income countries using EpiData as a base for courses or routine field use must assist with funding or support for further development and maintenance of software. Contact info@epidata.dk for clarification. <text:s/></text:p>
            <text:p text:style-name="P2"/>
            <text:p text:style-name="P2">Do always inform of the possibility for free downloading from www.epidata.dk</text:p>
          </table:table-cell>
          <table:table-cell table:style-name="TranslationTable1.B2" office:value-type="string">
            <text:p text:style-name="P3"/>
          </table:table-cell>
        </table:table-row>
      </table:table>
      <text:p text:style-name="Text_20_body"/>
      <text:h text:style-name="Heading_20_1" text:outline-level="1"/>
      <text:h text:style-name="P4" text:outline-level="1">Texts showing up in the html pages of Analysi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ext</text:p>
            </table:table-cell>
            <table:table-cell table:style-name="Table1.B1" office:value-type="string">
              <text:p text:style-name="Table_20_Heading">Translation </text:p>
            </table:table-cell>
          </table:table-row>
        </table:table-header-rows>
        <table:table-row>
          <table:table-cell table:style-name="Table1.A2" office:value-type="string">
            <text:p text:style-name="Table_20_Contents">{How to ...} <text:s text:c="3"/></text:p>
            <text:p text:style-name="Table_20_Contents">{Commands &amp; Functions} <text:s text:c="3"/></text:p>
            <text:p text:style-name="Table_20_Contents">{Explain Screen Contents} <text:s text:c="3"/></text:p>
            <text:p text:style-name="Table_20_Contents">{More information} <text:s text:c="3"/></text:p>
            <text:p text:style-name="Table_20_Contents">{Disclaimer}</text:p>
            <text:p text:style-name="Table_20_Contents"/>
            <text:p text:style-name="Table_20_Contents">EpiData Analysis - <text:s/>Copyright 2002-2005 </text:p>
            <text:p text:style-name="Table_20_Contents"/>
            <text:p text:style-name="Table_20_Contents">Epidata Association {www.epidata.dk}</text:p>
            <text:p text:style-name="Table_20_Contents"><text:s text:c="2"/>* Beginners: Use workprocess toolbar </text:p>
            <text:p text:style-name="Table_20_Contents"><text:s text:c="2"/>* Experienced users: Command Prompt and Function Keys (F2 F3 F4) </text:p>
            <text:p text:style-name="Table_20_Contents"/>
            <text:p text:style-name="P2"><text:s text:c="2"/>* To see this page again, press F1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Basic setup of the EpiData Analysis programme. </text:p>
            <text:p text:style-name="P2">Follow the points below to define default size of texts and position on the screen. <text:s/></text:p>
            <text:p text:style-name="P2"><text:s text:c="2"/>1. Where should EpiData Analysis show up ? </text:p>
            <text:p text:style-name="P2"><text:s text:c="4"/>* Change Size and or position </text:p>
            <text:p text:style-name="P2"><text:s text:c="4"/>* Save new position in window menu</text:p>
            <text:p text:style-name="P2"/>
            <text:p text:style-name="P2"><text:s text:c="2"/>2. Select background and text colour </text:p>
            <text:p text:style-name="P2"><text:s text:c="4"/>* {White background} </text:p>
            <text:p text:style-name="P2"><text:s text:c="4"/>* {Black background} </text:p>
            <text:p text:style-name="P2"/>
            <text:p text:style-name="P2"><text:s text:c="2"/>3. Try various sizes of the text: </text:p>
            <text:p text:style-name="P2"><text:s text:c="4"/>* Try {font size=20} </text:p>
            <text:p text:style-name="P2">4. When you like the size click on the number below and you have chosen that size from now on </text:p>
            <text:p text:style-name="P2"><text:s text:c="4"/>* Set {size=20} </text:p>
            <text:p text:style-name="P2"><text:s text:c="2"/>5. Finally save changes and close. <text:s text:c="5"/>{End Setup (Save and close)}</text:p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h text:style-name="Heading_20_1" text:outline-level="1">User documents which must be translated for release of a ”translated version”.</text:h>
      <text:p text:style-name="Standard"/>
      <text:p text:style-name="Standard">EpidataAnalysis_Introduction.doc</text:p>
      <text:p text:style-name="Standard"/>
      <text:p text:style-name="Standard">FlowSheet_analysis.doc</text:p>
      <text:p text:style-name="Standard"/>
      <text:p text:style-name="Standard">commands.htm</text:p>
      <text:p text:style-name="Standard"/>
      <text:h text:style-name="Heading_20_1" text:outline-level="1">Translation of help documents</text:h>
      <text:p text:style-name="Text_20_body">Translation of further docuements should not take place just now, since we should find a mechanism of updating the help files and we still need a bit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ens Lauritsen</meta:initial-creator>
    <meta:creation-date>2005-10-30T12:03:02</meta:creation-date>
    <dc:creator>Jens Lauritsen</dc:creator>
    <dc:date>2005-10-30T12:48:08</dc:date>
    <dc:language>da-DK</dc:language>
    <meta:editing-cycles>4</meta:editing-cycles>
    <meta:editing-duration>PT45M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6" meta:paragraph-count="105" meta:word-count="888" meta:character-count="6082"/>
  </office:meta>
</office:document-meta>
</file>